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85Rb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100205000" calcext:value-type="float">
            <text:p>100205000</text:p>
          </table:table-cell>
          <table:table-cell office:value-type="float" office:value="44000" calcext:value-type="float">
            <text:p>44000</text:p>
          </table:table-cell>
          <table:table-cell/>
          <table:table-cell table:formula="of:=[.B1]+[.$A$5]+[.$B$7]" office:value-type="float" office:value="384229241689484" calcext:value-type="float">
            <text:p>384229241689484</text:p>
          </table:table-cell>
          <table:table-cell table:formula="of:=SQRT([.C1]*[.C1]+[.$A$6]*[.$A$6]+[.$C$7]*[.$C$7])" office:value-type="float" office:value="46173.5855901402" calcext:value-type="float">
            <text:p>46173.5855901402</text:p>
          </table:table-cell>
          <table:table-cell/>
          <table:table-cell table:formula="of:=[.B1]+[.$A$5]+[.$B$8]" office:value-type="float" office:value="384230506578000" calcext:value-type="float">
            <text:p>384230506578000</text:p>
          </table:table-cell>
          <table:table-cell table:formula="of:=SQRT([.F1]*[.F1]+[.$A$6]*[.$A$6]+[.$C$8]*[.$C$8])" office:value-type="float" office:value="48249.3525189717" calcext:value-type="float">
            <text:p>48249.3525189717</text:p>
          </table:table-cell>
        </table:table-row>
        <table:table-row table:style-name="ro1">
          <table:table-cell/>
          <table:table-cell office:value-type="float" office:value="-20435000" calcext:value-type="float">
            <text:p>-20435000</text:p>
          </table:table-cell>
          <table:table-cell office:value-type="float" office:value="51000" calcext:value-type="float">
            <text:p>51000</text:p>
          </table:table-cell>
          <table:table-cell/>
          <table:table-cell table:formula="of:=[.B2]+[.$A$5]+[.$B$7]" office:value-type="float" office:value="384229121049484" calcext:value-type="float">
            <text:p>384229121049484</text:p>
          </table:table-cell>
          <table:table-cell table:formula="of:=SQRT([.C2]*[.C2]+[.$A$6]*[.$A$6]+[.$C$7]*[.$C$7])" office:value-type="float" office:value="52886.671347798" calcext:value-type="float">
            <text:p>52886.671347798</text:p>
          </table:table-cell>
          <table:table-cell/>
          <table:table-cell table:formula="of:=[.B2]+[.$A$5]+[.$B$8]" office:value-type="float" office:value="384230385938000" calcext:value-type="float">
            <text:p>384230385938000</text:p>
          </table:table-cell>
          <table:table-cell table:formula="of:=SQRT([.F2]*[.F2]+[.$A$6]*[.$A$6]+[.$C$8]*[.$C$8])" office:value-type="float" office:value="54708.3176354382" calcext:value-type="float">
            <text:p>54708.3176354382</text:p>
          </table:table-cell>
        </table:table-row>
        <table:table-row table:style-name="ro1">
          <table:table-cell/>
          <table:table-cell office:value-type="float" office:value="-83835000" calcext:value-type="float">
            <text:p>-838350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[.B3]+[.$A$5]+[.$B$7]" office:value-type="float" office:value="384229057649484" calcext:value-type="float">
            <text:p>384229057649484</text:p>
          </table:table-cell>
          <table:table-cell table:formula="of:=SQRT([.C3]*[.C3]+[.$A$6]*[.$A$6]+[.$C$7]*[.$C$7])" office:value-type="float" office:value="36769.5527066893" calcext:value-type="float">
            <text:p>36769.5527066893</text:p>
          </table:table-cell>
          <table:table-cell/>
          <table:table-cell table:formula="of:=[.B3]+[.$A$5]+[.$B$8]" office:value-type="float" office:value="384230322538000" calcext:value-type="float">
            <text:p>384230322538000</text:p>
          </table:table-cell>
          <table:table-cell table:formula="of:=SQRT([.F3]*[.F3]+[.$A$6]*[.$A$6]+[.$C$8]*[.$C$8])" office:value-type="float" office:value="39344.631380914" calcext:value-type="float">
            <text:p>39344.631380914</text:p>
          </table:table-cell>
        </table:table-row>
        <table:table-row table:style-name="ro1">
          <table:table-cell/>
          <table:table-cell office:value-type="float" office:value="-113208000" calcext:value-type="float">
            <text:p>-113208000</text:p>
          </table:table-cell>
          <table:table-cell office:value-type="float" office:value="84000" calcext:value-type="float">
            <text:p>84000</text:p>
          </table:table-cell>
          <table:table-cell/>
          <table:table-cell table:formula="of:=[.B4]+[.$A$5]+[.$B$7]" office:value-type="float" office:value="384229028276484" calcext:value-type="float">
            <text:p>384229028276484</text:p>
          </table:table-cell>
          <table:table-cell table:formula="of:=SQRT([.C4]*[.C4]+[.$A$6]*[.$A$6]+[.$C$7]*[.$C$7])" office:value-type="float" office:value="85158.6754608713" calcext:value-type="float">
            <text:p>85158.6754608713</text:p>
          </table:table-cell>
          <table:table-cell/>
          <table:table-cell table:formula="of:=[.B4]+[.$A$5]+[.$B$8]" office:value-type="float" office:value="384230293165000" calcext:value-type="float">
            <text:p>384230293165000</text:p>
          </table:table-cell>
          <table:table-cell table:formula="of:=SQRT([.F4]*[.F4]+[.$A$6]*[.$A$6]+[.$C$8]*[.$C$8])" office:value-type="float" office:value="86301.7961487477" calcext:value-type="float">
            <text:p>86301.7961487477</text:p>
          </table:table-cell>
        </table:table-row>
        <table:table-row table:style-name="ro1">
          <table:table-cell office:value-type="float" office:value="384230406373000" calcext:value-type="float">
            <text:p>384230406373000</text:p>
          </table:table-cell>
          <table:table-cell table:number-columns-repeated="8"/>
        </table:table-row>
        <table:table-row table:style-name="ro1">
          <table:table-cell office:value-type="float" office:value="14000" calcext:value-type="float">
            <text:p>14000</text:p>
          </table:table-cell>
          <table:table-cell table:number-columns-repeated="3"/>
          <table:table-cell table:formula="of:=[.$A$13]/[.E1]" office:value-type="float" office:value="0.000000780243733355095" calcext:value-type="float">
            <text:p>7.80243733355095E-07</text:p>
          </table:table-cell>
          <table:table-cell table:formula="of:=[.$A$13]*[.F1]/([.E1]*[.E1])" office:value-type="float" office:value="9.37634279078558E-017" calcext:value-type="float">
            <text:p>9.37634279078558E-17</text:p>
          </table:table-cell>
          <table:table-cell/>
          <table:table-cell table:formula="of:=[.$A$13]/[.H1]" office:value-type="float" office:value="0.000000780241164789296" calcext:value-type="float">
            <text:p>7.80241164789296E-07</text:p>
          </table:table-cell>
          <table:table-cell table:formula="of:=[.$A$13]*[.I1]/([.H1]*[.H1])" office:value-type="float" office:value="9.79779855197144E-017" calcext:value-type="float">
            <text:p>9.79779855197144E-17</text:p>
          </table:table-cell>
        </table:table-row>
        <table:table-row table:style-name="ro1">
          <table:table-cell/>
          <table:table-cell office:value-type="float" office:value="-1264888516.3" calcext:value-type="float">
            <text:p>-1264888516.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$A$13]/[.E2]" office:value-type="float" office:value="0.000000780243978335496" calcext:value-type="float">
            <text:p>7.80243978335496E-07</text:p>
          </table:table-cell>
          <table:table-cell table:formula="of:=[.$A$13]*[.F2]/([.E2]*[.E2])" office:value-type="float" office:value="1.07395573611438E-016" calcext:value-type="float">
            <text:p>1.07395573611438E-16</text:p>
          </table:table-cell>
          <table:table-cell/>
          <table:table-cell table:formula="of:=[.$A$13]/[.H2]" office:value-type="float" office:value="0.000000780241409768084" calcext:value-type="float">
            <text:p>7.80241409768084E-07</text:p>
          </table:table-cell>
          <table:table-cell table:formula="of:=[.$A$13]*[.I2]/([.H2]*[.H2])" office:value-type="float" office:value="1.11094011405965E-016" calcext:value-type="float">
            <text:p>1.11094011405965E-16</text:p>
          </table:table-cell>
        </table:table-row>
        <table:table-row table:style-name="ro1">
          <table:table-cell/>
          <table:table-cell office:value-type="float" office:value="1770843922.8" calcext:value-type="float">
            <text:p>1770843922.8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$A$13]/[.E3]" office:value-type="float" office:value="0.000000780244107080231" calcext:value-type="float">
            <text:p>7.80244107080231E-07</text:p>
          </table:table-cell>
          <table:table-cell table:formula="of:=[.$A$13]*[.F3]/([.E3]*[.E3])" office:value-type="float" office:value="7.46669889957731E-017" calcext:value-type="float">
            <text:p>7.46669889957731E-17</text:p>
          </table:table-cell>
          <table:table-cell/>
          <table:table-cell table:formula="of:=[.$A$13]/[.H3]" office:value-type="float" office:value="0.000000780241538511971" calcext:value-type="float">
            <text:p>7.80241538511971E-07</text:p>
          </table:table-cell>
          <table:table-cell table:formula="of:=[.$A$13]*[.I3]/([.H3]*[.H3])" office:value-type="float" office:value="7.98956092742906E-017" calcext:value-type="float">
            <text:p>7.98956092742906E-17</text:p>
          </table:table-cell>
        </table:table-row>
        <table:table-row table:style-name="ro1">
          <table:table-cell table:number-columns-repeated="4"/>
          <table:table-cell table:formula="of:=[.$A$13]/[.E4]" office:value-type="float" office:value="0.000000780244166727234" calcext:value-type="float">
            <text:p>7.80244166727234E-07</text:p>
          </table:table-cell>
          <table:table-cell table:formula="of:=[.$A$13]*[.F4]/([.E4]*[.E4])" office:value-type="float" office:value="1.72929567744034E-016" calcext:value-type="float">
            <text:p>1.72929567744034E-16</text:p>
          </table:table-cell>
          <table:table-cell/>
          <table:table-cell table:formula="of:=[.$A$13]/[.H4]" office:value-type="float" office:value="0.000000780241598158582" calcext:value-type="float">
            <text:p>7.80241598158582E-07</text:p>
          </table:table-cell>
          <table:table-cell table:formula="of:=[.$A$13]*[.I4]/([.H4]*[.H4])" office:value-type="float" office:value="1.75249720151916E-016" calcext:value-type="float">
            <text:p>1.75249720151916E-1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formula="of:=[.B1]+[.$B$7]" office:value-type="float" office:value="-1164683516.3" calcext:value-type="float">
            <text:p>-1164683516.3</text:p>
          </table:table-cell>
          <table:table-cell table:formula="of:=SQRT([.C1]*[.C1]+[.$C$7]*[.$C$7])" office:value-type="float" office:value="44000.0000710227" calcext:value-type="float">
            <text:p>44000.0000710227</text:p>
          </table:table-cell>
          <table:table-cell/>
          <table:table-cell table:formula="of:=[.B1]+[.$B$8]" office:value-type="float" office:value="1871048922.8" calcext:value-type="float">
            <text:p>1871048922.8</text:p>
          </table:table-cell>
          <table:table-cell table:formula="of:=SQRT([.C1]*[.C1]+[.$C$8]*[.$C$8])" office:value-type="float" office:value="44000.0001392045" calcext:value-type="float">
            <text:p>44000.0001392045</text:p>
          </table:table-cell>
        </table:table-row>
        <table:table-row table:style-name="ro1">
          <table:table-cell table:number-columns-repeated="4"/>
          <table:table-cell table:formula="of:=[.B2]+[.$B$7]" office:value-type="float" office:value="-1285323516.3" calcext:value-type="float">
            <text:p>-1285323516.3</text:p>
          </table:table-cell>
          <table:table-cell table:formula="of:=SQRT([.C2]*[.C2]+[.$C$7]*[.$C$7])" office:value-type="float" office:value="51000.0000612745" calcext:value-type="float">
            <text:p>51000.0000612745</text:p>
          </table:table-cell>
          <table:table-cell/>
          <table:table-cell table:formula="of:=[.B2]+[.$B$8]" office:value-type="float" office:value="1750408922.8" calcext:value-type="float">
            <text:p>1750408922.8</text:p>
          </table:table-cell>
          <table:table-cell table:formula="of:=SQRT([.C2]*[.C2]+[.$C$8]*[.$C$8])" office:value-type="float" office:value="51000.000120098" calcext:value-type="float">
            <text:p>51000.000120098</text:p>
          </table:table-cell>
        </table:table-row>
        <table:table-row table:style-name="ro1">
          <table:table-cell office:value-type="float" office:value="299792458" calcext:value-type="float">
            <text:p>299792458</text:p>
          </table:table-cell>
          <table:table-cell table:number-columns-repeated="3"/>
          <table:table-cell table:formula="of:=[.B3]+[.$B$7]" office:value-type="float" office:value="-1348723516.3" calcext:value-type="float">
            <text:p>-1348723516.3</text:p>
          </table:table-cell>
          <table:table-cell table:formula="of:=SQRT([.C3]*[.C3]+[.$C$7]*[.$C$7])" office:value-type="float" office:value="34000.0000919118" calcext:value-type="float">
            <text:p>34000.0000919118</text:p>
          </table:table-cell>
          <table:table-cell/>
          <table:table-cell table:formula="of:=[.B3]+[.$B$8]" office:value-type="float" office:value="1687008922.8" calcext:value-type="float">
            <text:p>1687008922.8</text:p>
          </table:table-cell>
          <table:table-cell table:formula="of:=SQRT([.C3]*[.C3]+[.$C$8]*[.$C$8])" office:value-type="float" office:value="34000.0001801471" calcext:value-type="float">
            <text:p>34000.0001801471</text:p>
          </table:table-cell>
        </table:table-row>
        <table:table-row table:style-name="ro1">
          <table:table-cell table:number-columns-repeated="4"/>
          <table:table-cell table:formula="of:=[.B4]+[.$B$7]" office:value-type="float" office:value="-1378096516.3" calcext:value-type="float">
            <text:p>-1378096516.3</text:p>
          </table:table-cell>
          <table:table-cell table:formula="of:=SQRT([.C4]*[.C4]+[.$C$7]*[.$C$7])" office:value-type="float" office:value="84000.0000372024" calcext:value-type="float">
            <text:p>84000.0000372024</text:p>
          </table:table-cell>
          <table:table-cell/>
          <table:table-cell table:formula="of:=[.B4]+[.$B$8]" office:value-type="float" office:value="1657635922.8" calcext:value-type="float">
            <text:p>1657635922.8</text:p>
          </table:table-cell>
          <table:table-cell table:formula="of:=SQRT([.C4]*[.C4]+[.$C$8]*[.$C$8])" office:value-type="float" office:value="84000.0000729167" calcext:value-type="float">
            <text:p>84000.0000729167</text:p>
          </table:table-cell>
        </table:table-row>
      </table:table>
      <table:table table:name="87Rb" table:style-name="ta1">
        <table:table-column table:style-name="co6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193740700" calcext:value-type="float">
            <text:p>193740700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[.B1]+[.$A$5]+[.$B$7]" office:value-type="float" office:value="384228115203221" calcext:value-type="float">
            <text:p>384228115203221</text:p>
          </table:table-cell>
          <table:table-cell table:formula="of:=SQRT([.C1]*[.C1]+[.$A$6]*[.$A$6]+[.$C$7]*[.$C$7])" office:value-type="float" office:value="7720.10362624751" calcext:value-type="float">
            <text:p>7720.10362624751</text:p>
          </table:table-cell>
          <table:table-cell/>
          <table:table-cell table:formula="of:=[.B1]+[.$A$5]+[.$B$8]" office:value-type="float" office:value="384234949885832" calcext:value-type="float">
            <text:p>384234949885832</text:p>
          </table:table-cell>
          <table:table-cell table:formula="of:=SQRT([.F1]*[.F1]+[.$A$6]*[.$A$6]+[.$C$8]*[.$C$8])" office:value-type="float" office:value="9901.51503558925" calcext:value-type="float">
            <text:p>9901.51503558925</text:p>
          </table:table-cell>
        </table:table-row>
        <table:table-row table:style-name="ro1">
          <table:table-cell/>
          <table:table-cell office:value-type="float" office:value="-72911200" calcext:value-type="float">
            <text:p>-72911200</text:p>
          </table:table-cell>
          <table:table-cell office:value-type="float" office:value="3200" calcext:value-type="float">
            <text:p>3200</text:p>
          </table:table-cell>
          <table:table-cell/>
          <table:table-cell table:formula="of:=[.B2]+[.$A$5]+[.$B$7]" office:value-type="float" office:value="384227848551321" calcext:value-type="float">
            <text:p>384227848551321</text:p>
          </table:table-cell>
          <table:table-cell table:formula="of:=SQRT([.C2]*[.C2]+[.$A$6]*[.$A$6]+[.$C$7]*[.$C$7])" office:value-type="float" office:value="6977.10541700496" calcext:value-type="float">
            <text:p>6977.10541700496</text:p>
          </table:table-cell>
          <table:table-cell/>
          <table:table-cell table:formula="of:=[.B2]+[.$A$5]+[.$B$8]" office:value-type="float" office:value="384234683233932" calcext:value-type="float">
            <text:p>384234683233932</text:p>
          </table:table-cell>
          <table:table-cell table:formula="of:=SQRT([.F2]*[.F2]+[.$A$6]*[.$A$6]+[.$C$8]*[.$C$8])" office:value-type="float" office:value="9333.80951166243" calcext:value-type="float">
            <text:p>9333.80951166243</text:p>
          </table:table-cell>
        </table:table-row>
        <table:table-row table:style-name="ro1">
          <table:table-cell/>
          <table:table-cell office:value-type="float" office:value="-229851800" calcext:value-type="float">
            <text:p>-229851800</text:p>
          </table:table-cell>
          <table:table-cell office:value-type="float" office:value="5600" calcext:value-type="float">
            <text:p>5600</text:p>
          </table:table-cell>
          <table:table-cell/>
          <table:table-cell table:formula="of:=[.B3]+[.$A$5]+[.$B$7]" office:value-type="float" office:value="384227691610721" calcext:value-type="float">
            <text:p>384227691610721</text:p>
          </table:table-cell>
          <table:table-cell table:formula="of:=SQRT([.C3]*[.C3]+[.$A$6]*[.$A$6]+[.$C$7]*[.$C$7])" office:value-type="float" office:value="8354.63942968217" calcext:value-type="float">
            <text:p>8354.63942968217</text:p>
          </table:table-cell>
          <table:table-cell/>
          <table:table-cell table:formula="of:=[.B3]+[.$A$5]+[.$B$8]" office:value-type="float" office:value="384234526293332" calcext:value-type="float">
            <text:p>384234526293332</text:p>
          </table:table-cell>
          <table:table-cell table:formula="of:=SQRT([.F3]*[.F3]+[.$A$6]*[.$A$6]+[.$C$8]*[.$C$8])" office:value-type="float" office:value="10403.845442912" calcext:value-type="float">
            <text:p>10403.845442912</text:p>
          </table:table-cell>
        </table:table-row>
        <table:table-row table:style-name="ro1">
          <table:table-cell/>
          <table:table-cell office:value-type="float" office:value="-302073800" calcext:value-type="float">
            <text:p>-302073800</text:p>
          </table:table-cell>
          <table:table-cell office:value-type="float" office:value="8800" calcext:value-type="float">
            <text:p>8800</text:p>
          </table:table-cell>
          <table:table-cell/>
          <table:table-cell table:formula="of:=[.B4]+[.$A$5]+[.$B$7]" office:value-type="float" office:value="384227619388721" calcext:value-type="float">
            <text:p>384227619388721</text:p>
          </table:table-cell>
          <table:table-cell table:formula="of:=SQRT([.C4]*[.C4]+[.$A$6]*[.$A$6]+[.$C$7]*[.$C$7])" office:value-type="float" office:value="10764.7573126383" calcext:value-type="float">
            <text:p>10764.7573126383</text:p>
          </table:table-cell>
          <table:table-cell/>
          <table:table-cell table:formula="of:=[.B4]+[.$A$5]+[.$B$8]" office:value-type="float" office:value="384234454071332" calcext:value-type="float">
            <text:p>384234454071332</text:p>
          </table:table-cell>
          <table:table-cell table:formula="of:=SQRT([.F4]*[.F4]+[.$A$6]*[.$A$6]+[.$C$8]*[.$C$8])" office:value-type="float" office:value="12422.5601226156" calcext:value-type="float">
            <text:p>12422.5601226156</text:p>
          </table:table-cell>
        </table:table-row>
        <table:table-row table:style-name="ro1">
          <table:table-cell office:value-type="float" office:value="384230484468500" calcext:value-type="float">
            <text:p>384230484468500</text:p>
          </table:table-cell>
          <table:table-cell table:number-columns-repeated="8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3"/>
          <table:table-cell table:formula="of:=[.$A$13]/[.E1]" office:value-type="float" office:value="0.000000780246020886415" calcext:value-type="float">
            <text:p>7.80246020886415E-07</text:p>
          </table:table-cell>
          <table:table-cell table:formula="of:=[.$A$13]*[.F1]/([.E1]*[.E1])" office:value-type="float" office:value="1.56770936245113E-017" calcext:value-type="float">
            <text:p>1.56770936245113E-17</text:p>
          </table:table-cell>
          <table:table-cell/>
          <table:table-cell table:formula="of:=[.$A$13]/[.H1]" office:value-type="float" office:value="0.000000780232142050268" calcext:value-type="float">
            <text:p>7.80232142050268E-07</text:p>
          </table:table-cell>
          <table:table-cell table:formula="of:=[.$A$13]*[.I1]/([.H1]*[.H1])" office:value-type="float" office:value="2.01061363315758E-017" calcext:value-type="float">
            <text:p>2.01061363315758E-17</text:p>
          </table:table-cell>
        </table:table-row>
        <table:table-row table:style-name="ro1">
          <table:table-cell/>
          <table:table-cell office:value-type="float" office:value="-2563005979.08911" calcext:value-type="float">
            <text:p>-2563005979.08911</text:p>
          </table:table-cell>
          <table:table-cell office:value-type="float" office:value="0.000034" calcext:value-type="float">
            <text:p>3.4E-05</text:p>
          </table:table-cell>
          <table:table-cell/>
          <table:table-cell table:formula="of:=[.$A$13]/[.E2]" office:value-type="float" office:value="0.000000780246562372631" calcext:value-type="float">
            <text:p>7.80246562372631E-07</text:p>
          </table:table-cell>
          <table:table-cell table:formula="of:=[.$A$13]*[.F2]/([.E2]*[.E2])" office:value-type="float" office:value="1.41683184533733E-017" calcext:value-type="float">
            <text:p>1.41683184533733E-17</text:p>
          </table:table-cell>
          <table:table-cell/>
          <table:table-cell table:formula="of:=[.$A$13]/[.H2]" office:value-type="float" office:value="0.000000780232683517221" calcext:value-type="float">
            <text:p>7.80232683517221E-07</text:p>
          </table:table-cell>
          <table:table-cell table:formula="of:=[.$A$13]*[.I2]/([.H2]*[.H2])" office:value-type="float" office:value="1.89533729267463E-017" calcext:value-type="float">
            <text:p>1.89533729267463E-17</text:p>
          </table:table-cell>
        </table:table-row>
        <table:table-row table:style-name="ro1">
          <table:table-cell/>
          <table:table-cell office:value-type="float" office:value="4271676631.81518" calcext:value-type="float">
            <text:p>4271676631.81518</text:p>
          </table:table-cell>
          <table:table-cell table:style-name="ce1" office:value-type="float" office:value="0.000056" calcext:value-type="float">
            <text:p>5.60E-05</text:p>
          </table:table-cell>
          <table:table-cell/>
          <table:table-cell table:formula="of:=[.$A$13]/[.E3]" office:value-type="float" office:value="0.000000780246881070024" calcext:value-type="float">
            <text:p>7.80246881070024E-07</text:p>
          </table:table-cell>
          <table:table-cell table:formula="of:=[.$A$13]*[.F3]/([.E3]*[.E3])" office:value-type="float" office:value="1.69656729585189E-017" calcext:value-type="float">
            <text:p>1.69656729585189E-17</text:p>
          </table:table-cell>
          <table:table-cell/>
          <table:table-cell table:formula="of:=[.$A$13]/[.H3]" office:value-type="float" office:value="0.000000780233002203276" calcext:value-type="float">
            <text:p>7.80233002203276E-07</text:p>
          </table:table-cell>
          <table:table-cell table:formula="of:=[.$A$13]*[.I3]/([.H3]*[.H3])" office:value-type="float" office:value="2.11262211199237E-017" calcext:value-type="float">
            <text:p>2.11262211199237E-17</text:p>
          </table:table-cell>
        </table:table-row>
        <table:table-row table:style-name="ro1">
          <table:table-cell table:number-columns-repeated="4"/>
          <table:table-cell table:formula="of:=[.$A$13]/[.E4]" office:value-type="float" office:value="0.00000078024702773046" calcext:value-type="float">
            <text:p>7.8024702773046E-07</text:p>
          </table:table-cell>
          <table:table-cell table:formula="of:=[.$A$13]*[.F4]/([.E4]*[.E4])" office:value-type="float" office:value="2.18598806373895E-017" calcext:value-type="float">
            <text:p>2.18598806373895E-17</text:p>
          </table:table-cell>
          <table:table-cell/>
          <table:table-cell table:formula="of:=[.$A$13]/[.H4]" office:value-type="float" office:value="0.000000780233148858495" calcext:value-type="float">
            <text:p>7.80233148858495E-07</text:p>
          </table:table-cell>
          <table:table-cell table:formula="of:=[.$A$13]*[.I4]/([.H4]*[.H4])" office:value-type="float" office:value="2.52254661148971E-017" calcext:value-type="float">
            <text:p>2.52254661148971E-1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formula="of:=[.B1]+[.$B$7]" office:value-type="float" office:value="-2369265279.08911" calcext:value-type="float">
            <text:p>-2369265279.08911</text:p>
          </table:table-cell>
          <table:table-cell table:formula="of:=SQRT([.C1]*[.C1]+[.$C$7]*[.$C$7])" office:value-type="float" office:value="4600" calcext:value-type="float">
            <text:p>4600</text:p>
          </table:table-cell>
          <table:table-cell/>
          <table:table-cell table:formula="of:=[.B1]+[.$B$8]" office:value-type="float" office:value="4465417331.81518" calcext:value-type="float">
            <text:p>4465417331.81518</text:p>
          </table:table-cell>
          <table:table-cell table:formula="of:=SQRT([.C1]*[.C1]+[.$C$8]*[.$C$8])" office:value-type="float" office:value="4600" calcext:value-type="float">
            <text:p>4600</text:p>
          </table:table-cell>
        </table:table-row>
        <table:table-row table:style-name="ro1">
          <table:table-cell table:number-columns-repeated="4"/>
          <table:table-cell table:formula="of:=[.B2]+[.$B$7]" office:value-type="float" office:value="-2635917179.08911" calcext:value-type="float">
            <text:p>-2635917179.08911</text:p>
          </table:table-cell>
          <table:table-cell table:formula="of:=SQRT([.C2]*[.C2]+[.$C$7]*[.$C$7])" office:value-type="float" office:value="3200" calcext:value-type="float">
            <text:p>3200</text:p>
          </table:table-cell>
          <table:table-cell/>
          <table:table-cell table:formula="of:=[.B2]+[.$B$8]" office:value-type="float" office:value="4198765431.81518" calcext:value-type="float">
            <text:p>4198765431.81518</text:p>
          </table:table-cell>
          <table:table-cell table:formula="of:=SQRT([.C2]*[.C2]+[.$C$8]*[.$C$8])"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299792458" calcext:value-type="float">
            <text:p>299792458</text:p>
          </table:table-cell>
          <table:table-cell table:number-columns-repeated="3"/>
          <table:table-cell table:formula="of:=[.B3]+[.$B$7]" office:value-type="float" office:value="-2792857779.08911" calcext:value-type="float">
            <text:p>-2792857779.08911</text:p>
          </table:table-cell>
          <table:table-cell table:formula="of:=SQRT([.C3]*[.C3]+[.$C$7]*[.$C$7])" office:value-type="float" office:value="5600" calcext:value-type="float">
            <text:p>5600</text:p>
          </table:table-cell>
          <table:table-cell/>
          <table:table-cell table:formula="of:=[.B3]+[.$B$8]" office:value-type="float" office:value="4041824831.81518" calcext:value-type="float">
            <text:p>4041824831.81518</text:p>
          </table:table-cell>
          <table:table-cell table:formula="of:=SQRT([.C3]*[.C3]+[.$C$8]*[.$C$8])" office:value-type="float" office:value="5600" calcext:value-type="float">
            <text:p>5600</text:p>
          </table:table-cell>
        </table:table-row>
        <table:table-row table:style-name="ro1">
          <table:table-cell table:number-columns-repeated="4"/>
          <table:table-cell table:formula="of:=[.B4]+[.$B$7]" office:value-type="float" office:value="-2865079779.08911" calcext:value-type="float">
            <text:p>-2865079779.08911</text:p>
          </table:table-cell>
          <table:table-cell table:formula="of:=SQRT([.C4]*[.C4]+[.$C$7]*[.$C$7])" office:value-type="float" office:value="8800" calcext:value-type="float">
            <text:p>8800</text:p>
          </table:table-cell>
          <table:table-cell/>
          <table:table-cell table:formula="of:=[.B4]+[.$B$8]" office:value-type="float" office:value="3969602831.81518" calcext:value-type="float">
            <text:p>3969602831.81518</text:p>
          </table:table-cell>
          <table:table-cell table:formula="of:=SQRT([.C4]*[.C4]+[.$C$8]*[.$C$8])" office:value-type="float" office:value="8800" calcext:value-type="float">
            <text:p>8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0T10:26:51.243210305</meta:creation-date>
    <dc:date>2020-10-11T12:52:51.773550989</dc:date>
    <meta:editing-duration>PT19H33M2S</meta:editing-duration>
    <meta:editing-cycles>7</meta:editing-cycles>
    <meta:generator>LibreOffice/6.4.6.2$Linux_X86_64 LibreOffice_project/40$Build-2</meta:generator>
    <meta:document-statistic meta:table-count="2" meta:cell-count="126" meta:object-count="0"/>
  </office:meta>
</office:document-meta>
</file>